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92,202,956,320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82,035,800,868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74,815,121,314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70,120,413,328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68,285,768,554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61,671,425,37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56,396,706,005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6,869,457,318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5,405,587,556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2,347,217,912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5,895,153,327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1,958,195,182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5,825,524,820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8,737,897,744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6,095,337,093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4,904,517,649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3,147,743,910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2,986,007,425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2,705,357,103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2,896,013,576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4,093,998,843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3,115,773,737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2,045,858,43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15:35.373351489</dc:date>
    <meta:editing-duration>PT4H7M34S</meta:editing-duration>
    <meta:editing-cycles>87</meta:editing-cycles>
    <meta:generator>LibreOffice/7.2.6.2$Linux_X86_64 LibreOffice_project/20$Build-2</meta:generator>
    <meta:document-statistic meta:table-count="1" meta:cell-count="48" meta:object-count="0"/>
  </office:meta>
</office:document-meta>
</file>